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quatity</text:p>
          </table:table-cell>
          <table:table-cell office:value-type="string" calcext:value-type="string">
            <text:p>offset</text:p>
          </table:table-cell>
        </table:table-row>
        <table:table-row table:style-name="ro1">
          <table:table-cell office:value-type="string" calcext:value-type="string">
            <text:p>VIZ_W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Z_H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e_map</text:p>
          </table:table-cell>
          <table:table-cell office:value-type="string" calcext:value-type="string">
            <text:p>utah-county-map.jpg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dinate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blink_num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blink_state</text:p>
          </table:table-cell>
          <table:table-cell office:value-type="string" calcext:value-type="string">
            <text:p><text:a xlink:href="https://coronavirus.utah.gov/case-counts/" xlink:type="simple">https://coronavirus.utah.gov/case-counts/</text:a>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te_name</text:p>
          </table:table-cell>
          <table:table-cell office:value-type="string" calcext:value-type="string">
            <text:p>Utah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semap_typ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semap_center</text:p>
          </table:table-cell>
          <table:table-cell office:value-type="float" office:value="38.954635" calcext:value-type="float">
            <text:p>38.954635</text:p>
          </table:table-cell>
          <table:table-cell office:value-type="float" office:value="-111.751988" calcext:value-type="float">
            <text:p>-111.75198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semap_size</text:p>
          </table:table-cell>
          <table:table-cell table:number-columns-repeated="2" office:value-type="float" office:value="370000" calcext:value-type="float">
            <text:p>37000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semap_list_n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semap_title</text:p>
          </table:table-cell>
          <table:table-cell office:value-type="float" office:value="3.156759" calcext:value-type="float">
            <text:p>3.156759</text:p>
          </table:table-cell>
          <table:table-cell office:value-type="float" office:value="-1.898988" calcext:value-type="float">
            <text:p>-1.89898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asemap_logo</text:p>
          </table:table-cell>
          <table:table-cell office:value-type="float" office:value="2.476629" calcext:value-type="float">
            <text:p>2.476629</text:p>
          </table:table-cell>
          <table:table-cell office:value-type="float" office:value="3.783506" calcext:value-type="float">
            <text:p>3.7835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semap_list1</text:p>
          </table:table-cell>
          <table:table-cell office:value-type="float" office:value="1.139652" calcext:value-type="float">
            <text:p>1.139652</text:p>
          </table:table-cell>
          <table:table-cell office:value-type="float" office:value="-4.390411" calcext:value-type="float">
            <text:p>-4.3904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asemap_list2</text:p>
          </table:table-cell>
          <table:table-cell office:value-type="float" office:value="0.339652" calcext:value-type="float">
            <text:p>0.339652</text:p>
          </table:table-cell>
          <table:table-cell office:value-type="float" office:value="-2.390411" calcext:value-type="float">
            <text:p>-2.39041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semap_list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semap_list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semap_list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asemap_list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3:18:11.130867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13:18:56.678017597</meta:creation-date>
    <meta:generator>LibreOffice/6.0.7.3$Linux_X86_64 LibreOffice_project/00m0$Build-3</meta:generator>
    <dc:date>2020-05-23T19:50:27.760998682</dc:date>
    <meta:editing-duration>PT9M32S</meta:editing-duration>
    <meta:editing-cycles>3</meta:editing-cycles>
    <meta:document-statistic meta:table-count="1" meta:cell-count="79" meta:object-count="0"/>
  </office:meta>
</office:document-meta>
</file>